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.17mm"/>
    </style:style>
    <style:style style:name="co5" style:family="table-column">
      <style:table-column-properties fo:break-before="auto" style:column-width="7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oliges Peuplier mi-bois</text:p>
          </table:table-cell>
          <table:table-cell table:number-columns-repeated="2"/>
          <table:table-cell table:formula="of:=SUM([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Lattes Dougla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5"/>
        </table:table-row>
      </table:table>
      <table:table table:name="Parements intérieurs plafond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es rabotées Douglas</text:p>
          </table:table-cell>
          <table:table-cell table:number-columns-repeated="4"/>
        </table:table-row>
      </table:table>
      <table:table table:name="Parements extérieurs" table:style-name="ta1"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4"/>
        </table:table-row>
      </table:table>
      <table:table table:name="Carport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2-15T10:20:42.688994248</dc:date>
    <meta:editing-duration>PT31M37S</meta:editing-duration>
    <meta:editing-cycles>20</meta:editing-cycles>
    <meta:generator>LibreOffice/5.2.0.4$Linux_x86 LibreOffice_project/20m0$Build-4</meta:generator>
    <meta:document-statistic meta:table-count="5" meta:cell-count="48" meta:object-count="0"/>
  </office:meta>
</office:document-meta>
</file>